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f00" draw:textarea-horizontal-align="justify" draw:textarea-vertical-align="middle" draw:auto-grow-height="false" fo:min-height="0.893cm" fo:min-width="3.183cm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.893cm" fo:min-width="3.691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.893cm" fo:min-width="6.104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893cm" fo:min-width="9.406cm"/>
      <style:paragraph-properties style:writing-mode="lr-tb"/>
    </style:style>
    <style:style style:name="gr5" style:family="graphic" style:parent-style-name="standard">
      <style:graphic-properties draw:fill-color="#ffaa95" draw:textarea-horizontal-align="justify" draw:textarea-vertical-align="middle" draw:auto-grow-height="false" fo:min-height="1.593cm" fo:min-width="1.596cm"/>
      <style:paragraph-properties style:writing-mode="lr-tb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.274cm" fo:min-width="3.945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textarea-vertical-align="middle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1.151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.77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bf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aa95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83cm" svg:height="1.143cm" svg:x="2.524cm" svg:y="1.635cm">
          <text:p text:style-name="P1"><text:span text:style-name="T1">Data 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91cm" svg:height="1.143cm" svg:x="7.731cm" svg:y="1.635cm">
          <text:p text:style-name="P1"><text:span text:style-name="T1">Data Preprocess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04cm" svg:height="1.143cm" svg:x="13.7cm" svg:y="1.635cm">
          <text:p text:style-name="P1"><text:span text:style-name="T1">Feature Engineering and Scal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91cm" svg:height="1.143cm" svg:x="21.828cm" svg:y="1.635cm">
          <text:p text:style-name="P1"><text:span text:style-name="T1">Train-Test Spl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91cm" svg:height="1.143cm" svg:x="21.828cm" svg:y="4.556cm">
          <text:p text:style-name="P1"><text:span text:style-name="T1">Model Se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9.906cm" svg:height="1.143cm" svg:x="10.017cm" svg:y="4.556cm">
          <text:p text:style-name="P1"><text:span text:style-name="T1">Hyperparameter Optimization and Model Trai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91cm" svg:height="1.143cm" svg:x="3.794cm" svg:y="4.556cm">
          <text:p text:style-name="P1"><text:span text:style-name="T1">Model Evalu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4.191cm" svg:height="3.683cm" svg:x="3.794cm" svg:y="7.35cm">
          <text:p text:style-name="P4"><text:span text:style-name="T1">Result Satisfi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layer="layout" svg:width="4.445cm" svg:height="1.524cm" svg:x="3.667cm" svg:y="12.811cm">
          <text:p text:style-name="P1"><text:span text:style-name="T1">Ge</text:span><text:span text:style-name="T1">ner</text:span><text:span text:style-name="T1">aliz</text:span><text:span text:style-name="T1">ed </text:span><text:span text:style-name="T1">Opti</text:span><text:span text:style-name="T1">mal</text:span></text:p>
          <text:p text:style-name="P1"><text:span text:style-name="T1">ML </text:span><text:span text:style-name="T1">Alg</text:span><text:span text:style-name="T1">orit</text:span><text:span text:style-name="T1">hm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207cm" svg:y1="2.27cm" svg:x2="7.731cm" svg:y2="2.27cm">
          <text:p/>
        </draw:line>
        <draw:line draw:style-name="gr8" draw:text-style-name="P6" draw:layer="layout" svg:x1="11.922cm" svg:y1="2.27cm" svg:x2="13.7cm" svg:y2="2.27cm">
          <text:p/>
        </draw:line>
        <draw:line draw:style-name="gr8" draw:text-style-name="P6" draw:layer="layout" svg:x1="20.304cm" svg:y1="2.27cm" svg:x2="21.828cm" svg:y2="2.27cm">
          <text:p/>
        </draw:line>
        <draw:line draw:style-name="gr8" draw:text-style-name="P6" draw:layer="layout" svg:x1="23.987cm" svg:y1="2.778cm" svg:x2="23.987cm" svg:y2="4.556cm">
          <text:p/>
        </draw:line>
        <draw:line draw:style-name="gr8" draw:text-style-name="P6" draw:layer="layout" svg:x1="21.828cm" svg:y1="5.191cm" svg:x2="19.923cm" svg:y2="5.191cm">
          <text:p/>
        </draw:line>
        <draw:line draw:style-name="gr8" draw:text-style-name="P6" draw:layer="layout" svg:x1="10.017cm" svg:y1="5.191cm" svg:x2="7.985cm" svg:y2="5.191cm">
          <text:p/>
        </draw:line>
        <draw:line draw:style-name="gr8" draw:text-style-name="P6" draw:layer="layout" svg:x1="5.9cm" svg:y1="5.699cm" svg:x2="5.9cm" svg:y2="7.323cm">
          <text:p/>
        </draw:line>
        <draw:connector draw:style-name="gr9" draw:text-style-name="P4" draw:layer="layout" svg:x1="7.985cm" svg:y1="9.191cm" svg:x2="14.97cm" svg:y2="5.699cm" draw:start-shape="id1" draw:start-glue-point="7" draw:end-shape="id2" draw:end-glue-point="2" svg:d="M7985 9191h6985v-3492" svg:viewBox="0 0 6986 3493">
          <text:p text:style-name="P4"/>
        </draw:connector>
        <draw:custom-shape draw:style-name="gr10" draw:text-style-name="P7" draw:layer="layout" svg:width="1.651cm" svg:height="0.635cm" svg:x="10.652cm" svg:y="8.874cm">
          <text:p text:style-name="P4"><text:span text:style-name="T1">NO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902cm" svg:y1="11.035cm" svg:x2="5.902cm" svg:y2="12.811cm">
          <text:p/>
        </draw:line>
        <draw:custom-shape draw:style-name="gr11" draw:text-style-name="P7" draw:layer="layout" svg:width="1.27cm" svg:height="0.635cm" svg:x="5.318cm" svg:y="11.414cm">
          <text:p text:style-name="P4"><text:span text:style-name="T1">Y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06T09:26:02.988314087</meta:creation-date>
    <dc:date>2025-08-06T10:01:23.968324819</dc:date>
    <meta:editing-duration>PT12M56S</meta:editing-duration>
    <meta:editing-cycles>2</meta:editing-cycles>
    <meta:generator>LibreOffice/6.4.7.2$Linux_X86_64 LibreOffice_project/40$Build-2</meta:generator>
    <meta:document-statistic meta:object-count="20"/>
  </office:meta>
</office:document-meta>
</file>